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02</text:p>
      <text:p text:style-name="Author">Frank McPherson</text:p>
      <text:p text:style-name="Date">Mon, 03 Apr 2023 13:56:04 GMT</text:p>
      <text:h text:style-name="Heading_20_1" text:outline-level="1"/>
      <text:h text:style-name="Heading_20_1" text:outline-level="1">February 2023</text:h>
      <text:h text:style-name="Heading_20_2" text:outline-level="2">February 28</text:h>
      <text:h text:style-name="Heading_20_3" text:outline-level="3">Updated the About page to direct to current version of the monthly archives.</text:h>
      <text:h text:style-name="Heading_20_3" text:outline-level="3">I’ve added mirrors to <text:a xlink:type="simple" xlink:href="https://pagepark.onrender.com/projects.opml" office:name=""><text:span text:style-name="Definition">all</text:span></text:a> of <text:a xlink:type="simple" xlink:href="https://pagepark.onrender.com/myStatus.opml" office:name=""><text:span text:style-name="Definition">my</text:span></text:a> <text:a xlink:type="simple" xlink:href="https://pagepark.onrender.com/tech.opml" office:name=""><text:span text:style-name="Definition">information</text:span></text:a> outline files to the instance of “PagePark” that I have on Render.com that you access via HTTPS. I configured the <text:a xlink:type="simple" xlink:href="http://books.frankm.info" office:name=""><text:span text:style-name="Definition">alias URL for the books outline</text:span></text:a> to forward to the HTTPS version to see whether that would work. I expected it to, and it does. Note that I am using the free version of Render that spins down servers that are not used for 15 minutes, so if the page doesn’t immediately load, give the instance time to start up. It should load in about 30 seconds.</text:h>
      <text:h text:style-name="Heading_20_2" text:outline-level="2">February 27</text:h>
      <text:h text:style-name="Heading_20_3" text:outline-level="3">Another piece of the migration of Drummer to HTTPS is complete with restoration of the Links and About tabs above.</text:h>
      <text:h text:style-name="Heading_20_3" text:outline-level="3">Good morning sports fans. We are nearly at the end of February.</text:h>
      <text:h text:style-name="Heading_20_2" text:outline-level="2">February 24</text:h>
      <text:h text:style-name="Heading_20_3" text:outline-level="3">I used <text:a xlink:type="simple" xlink:href="https://docs.github.com/en/codespaces/overview" office:name=""><text:span text:style-name="Definition">Github Codespace</text:span></text:a> to make and test changes to “PagePark” for it to work with HTTPS. It’s actually been working quite well. From what I can tell, Codespace creates a container running a version of Visual Studio Code that runs in the browser and clones the repo. To run pagePark all I did was open a new terminal window in Visual Studio Code and type node pagepark.js. The app thinks it is running on localhost (so you need a localhost domain for content for pagePark to server) and Codespace automatically generates a URL and forwards port 443 to whichever port (1339 or pagePark) that the app is listening on.</text:h>
      <text:h text:style-name="Heading_20_3" text:outline-level="3">You use Visual Studio Code in Codespace like it is running on your computer, and you need to stage, commit, and push any changes you make to your code back to your repo using the git extension. I think I have just sampled a bit of what Codespace can do, but it basically provides a way to develop and test code all within a browser. The container is associated to the repo, and you create a Codespace using the Code button on the repo page. It looks like the Container spins down after being idle for about 15 minutes.</text:h>
      <text:h text:style-name="Heading_20_3" text:outline-level="3">HTTPS Access To pagePark Sites</text:h>
      <text:h text:style-name="Heading_20_4" text:outline-level="4">On Wednesday <text:a xlink:type="simple" xlink:href="http://oldschool.scripting.com/frank.mcpherson@gmail.com/2023/02/22.html" office:name=""><text:span text:style-name="Definition">I wrote</text:span></text:a> about my experience running my own instance of “PagePark” to provide browser access to the outlines that I maintain in Drummer. Previously I was relying on Dave’s instance of pagePark that was integrated with Little Outliner and the prior version of Drummer. The integration broke in the move to version 2 of Drummer.</text:h>
      <text:h text:style-name="Heading_20_4" text:outline-level="4">In the recent past I experimented with getting pagePark to work with HTTPS, and got it to work by editing the template file that pagePark uses to render OPML to get pass the mixed type (HTTP/HTTPS) errors that prevented sites from loading in a browser. I originally used <text:a xlink:type="simple" xlink:href="https://www.digitalocean.com/products/app-platform" office:name=""><text:span text:style-name="Definition">DigitaOcean’s App Platform</text:span></text:a> for that work, but they charge to host web services and so when I was done I moved that work to Render.com, which will host <text:a xlink:type="simple" xlink:href="https://render.com/docs/free" office:name=""><text:span text:style-name="Definition">web services for free</text:span></text:a>. Render is similar to how Heroku used to work. The catch is that Render spins down instances when they are not used after 15 minutes, but they automatically restart the instance upon the next request, and it takes about 30 seconds to start back up. The free service is good for development but is not intended for production sites.</text:h>
      <text:h text:style-name="Heading_20_4" text:outline-level="4">Render builds a web site/service by building a container and cloning a Github repository, and it detects which type of web service it is and automatically installs that runtime in the container. I forked a copy of pagePark to my Github account and associated it to a new web service on Render, and during the build process Nodejs and npm are installed. I provided the build command (npm install) and the run command (node pagepark.js). Whenever I want to deploy a new instance, I just go in to the dashboard and click Manual Deploy, which triggers Render to create a new container, clone my repo, install nodejs and npm, build the app, and then run the app.</text:h>
      <text:h text:style-name="Heading_20_4" text:outline-level="4">I now have <text:a xlink:type="simple" xlink:href="https://pagepark.onrender.com/myStatus.opml" office:name=""><text:span text:style-name="Definition">my /now page</text:span></text:a> loading with HTTPS via the instance of pagePark running on Render. (Note, there may be a delay when you click the link if the site has been spun down, a consequence of Render’s free service.) I am mirroring the same file stored in Drummer that is also the source for the version <text:a xlink:type="simple" xlink:href="http://frankm.info" office:name=""><text:span text:style-name="Definition">that is only accessible via HTTP</text:span></text:a>. To make it work I had to do two things to <text:a xlink:type="simple" xlink:href="https://pagepark.onrender.com/template.txt" office:name=""><text:span text:style-name="Definition">the template</text:span></text:a> that is defined for urlDefaultOpmlTemplate in config.json: I had to edit all of the URLs in the file to remove references to HTTP, which I did by replacing them with the format used by the new version of Drummer. I also had to comment out the div class divXmlIcon, which places the orange XML button on the page, because it is related to a script that pulls the icon file from a site via HTTP.</text:h>
      <text:h text:style-name="Heading_20_4" text:outline-level="4">If you look at the <text:a xlink:type="simple" xlink:href="https://pagepark.onrender.com/template.txt" office:name=""><text:span text:style-name="Definition">template file</text:span></text:a> you will notice that the script src links are a mix of S3 buckets associated to fargo.io and scripting.com. Only two of the script src lines has pagepark in the path, and of course that script and CSS file is not needed for Drummer. Turns out that the same files are accessible from both locations, so I tried fargo.io first but then the files would not render. I then tried the scripting.com version, and boom, success!</text:h>
      <text:h text:style-name="Heading_20_4" text:outline-level="4">I am going to pause this work here and wait and see whether Dave officially adds support for HTTPS to pagePark. I’ll keep what I’ve done on Render, but I am not going to pay $20 per month to keep an instance running on Render. All I think I should need now to get HTTPS working on my pagepark server is to add Caddy like I did for my wiki, but I am not sure whether that server has enough memory.</text:h>
      <text:h text:style-name="Heading_20_2" text:outline-level="2">February 23</text:h>
      <text:h text:style-name="Heading_20_3" text:outline-level="3"><text:a xlink:type="simple" xlink:href="https://www.cnet.com/tech/services-and-software/now-almost-anyone-can-use-googles-magic-photo-tool/" office:name=""><text:span text:style-name="Definition">Google’s Magic Eraser Pixel feature</text:span></text:a>, which removes selected objects from photos, is <text:a xlink:type="simple" xlink:href="https://www.slashgear.com/1208218/google-one-users-get-pixels-magic-eraser-feature-for-their-photos/" office:name=""><text:span text:style-name="Definition">going to be available to all Google One subscribers</text:span></text:a>, no matter which tier one pays for. I have the lowest Google One subscription that provides 100 GB of storage. I checked on my Pixel 4a and I don’t see the feature available, though I did see some portrait editing features that I didn’t know I had. Sounds like I should see Magic Eraser on my Pixel 4a, but the last update of Google Photos was on February 21.</text:h>
      <text:h text:style-name="Heading_20_3" text:outline-level="3">I think the ideal scenario for hosting Drummer would be containerizing the front and back ends to make it easier for users to stand up their own instance. The example for how this could work is code-server, which</text:h>
      <text:h text:style-name="Heading_20_3" text:outline-level="3">Rise and shine, we survived the over night ice storm!</text:h>
      <text:h text:style-name="Heading_20_2" text:outline-level="2">February 22</text:h>
      <text:h text:style-name="Heading_20_3" text:outline-level="3">My hunch was right, by creating a <text:a xlink:type="simple" xlink:href="https://github.com/scripting/pagePark/blob/master/docs/config.md" office:name=""><text:span text:style-name="Definition">config.json</text:span></text:a> file in the ~/pagepark/domains/pagepark.frankmcpherson.net directory with <text:a xlink:type="simple" xlink:href="https://gist.github.com/scripting/bc94224619c9bbe6c608aec1a41222a1" office:name=""><text:span text:style-name="Definition">a mirrors section</text:span></text:a>, pagePark renders the public OPML stored in Drummer and makes it appears as it is hosted locally. Consequently, writing and publishing changes to my “informational” outlines is as frictionless as has been prior. While I am still dependent on Dave’s instance of Drummer, I am no longer dependent on his instance of pagePark.</text:h>
      <text:h text:style-name="Heading_20_3" text:outline-level="3">I have restored the ability to publish posts to my micro.blog site using Drummer. Now that I have confirmed that Drummer public URLs are working, I have an idea about how I might be able to eliminate the need to download the OPML files I am serving from my pagepark server.</text:h>
      <text:h text:style-name="Heading_20_3" text:outline-level="3">The new location of this site has my email address in the URL, and I am not sure how I feel about that, it doesn’t feel right.</text:h>
      <text:h text:style-name="Heading_20_3" text:outline-level="3">Ok, <text:a xlink:type="simple" xlink:href="https://github.com/scripting/drummerSupport/issues/179" office:name=""><text:span text:style-name="Definition">word is</text:span></text:a> that the blogging capability of Drummer is now operational though at a different URL. I got an error on the first build of my old school blog. Decided to strip out the OPML headers, do a Tools, Hard reload and now we are publishing.</text:h>
      <text:h text:style-name="Heading_20_3" text:outline-level="3">Note that I had to delete the flPublic and urlPublic header values, and then select File, Make Outline Public to get the right public URL populated.</text:h>
      <text:h text:style-name="Heading_20_3" text:outline-level="3">I added back urlLinkblogJson to OPML headers and so far the Links tab is not being created, likewise for urlAboutOpml. However, at least the blog is building.</text:h>
      <text:h text:style-name="Heading_20_3" text:outline-level="3">I added urlGlossary back, with the new public URLs for the glossary OPML and JSON files and the Glossary function works as expected.</text:h>
      <text:h text:style-name="Heading_20_3" text:outline-level="3">Next step, make change the the cloud update icon on the icon bar. Did it work? Yes it did. So, the only piece not work are the tabs.</text:h>
      <text:h text:style-name="Heading_20_3" text:outline-level="3">Open Items</text:h>
      <text:h text:style-name="Heading_20_4" text:outline-level="4">Tabs for Linkblog and About</text:h>
      <text:h text:style-name="Heading_20_4" text:outline-level="4">Past archive pages are not at the new location, but archive pages are generated for February, and going forward, when one builds their blog. Past archive pages are still available via the old URL. For example, January 2023 archive of this site is available <text:a xlink:type="simple" xlink:href="http://oldschool.scripting.com/frankm/2023/01/" office:name=""><text:span text:style-name="Definition">here</text:span></text:a>. I’ve copied <text:a xlink:type="simple" xlink:href="http://pagepark.frankmcpherson.net/sync/archive.opml" office:name=""><text:span text:style-name="Definition">the index page</text:span></text:a> for the archives of this site to my pagepark server.</text:h>
      <text:h text:style-name="Heading_20_2" text:outline-level="2">February 15</text:h>
      <text:h text:style-name="Heading_20_3" text:outline-level="3">We have moved to the new version of Drummer, but there are items that are still broken.</text:h>
      <text:h text:style-name="Heading_20_2" text:outline-level="2">February 3</text:h>
      <text:h text:style-name="Heading_20_3" text:outline-level="3">Twitter, Drummer, and FeedLand</text:h>
      <text:h text:style-name="Heading_20_4" text:outline-level="4">As far as I can tell, there are two points of integration between Drummer and Twitter. One is the ability to send a tweet from Drummer, which I think will go away due to Twitter’s API change. One can send a post to Mastodon (look in Settings) but only via Dave’s Mastodon server. The second integration is for identity authentication, and this item will have to be replaced in order for Drummer to continue functioning. I believe Dave has a plan, the clue though is in FeedLand and not visible in Drummer. FeedLand has an option under Tools to Connect with email. I anticipate that authentication to FeedLand, and in the future Drummer, will be like it is today with micro.blog, where you register an email address and provide that address when you log in from another device, which generates an email with a login link. When you click the login link a authentication token is dropped in the browser cache and you are able to access the application.</text:h>
      <text:h text:style-name="Heading_20_4" text:outline-level="4">Drummer is using Twither for OAuth authentication, which in my experience drops a cookie in the browser cache that persists until one clears the cache or logs out. Right now I am logged in to Drummer using Firefox on this PC and there is no further interaction between Firefox, Drummer, and Twitter on this PC. As long as the browser cache is in this state I should have access to Drummer even when Twitter shuts down the API because the only time the API comes in to play is when you first log in.</text:h>
      <text:h text:style-name="Heading_20_4" text:outline-level="4">What will not work once the Twitter API closes is the ability to log in to Drummer on another computer or another web browser on this same computer. For this we will need Dave to change the method being used by Drummer to authenticate, and it appears to me he intends to do using email. Dave could switch to another OAuth provider like Github or Google, but the email method that micro.blog uses removes any dependency on another company, all Dave depends on is that his users have an email address. (What is not clear to me, even with micro.blog, is how one can change their email address and retain access. As long as one can log in, their ok, but if something really bad where to happen, I don’t know what are the alternatives.).</text:h>
      <text:h text:style-name="Heading_20_2" text:outline-level="2">February 2</text:h>
      <text:h text:style-name="Heading_20_3" text:outline-level="3">I think the final step of moving my critical outlines to Drummer is complete with moving the <text:a xlink:type="simple" xlink:href="http://2022books.frankm.info" office:name=""><text:span text:style-name="Definition">2022 books that I have read</text:span></text:a> outline and updating my master books outline index, which is an outline that includes other outlines, each one a list of the books that I’ve read during that year.</text:h>
      <text:h text:style-name="Heading_20_3" text:outline-level="3">Next, my tech url is updated so that the outline that indexes the technology I use is accessible, as is my tech projects.</text:h>
      <text:h text:style-name="Heading_20_3" text:outline-level="3">Ok, my now page is moved over to Drummer and the alias URL, frankm.info, forwards to the new public location. It does take a few minutes for the DNS change to occur to change the forwarding location. The cool thing is that because I am using an alias, all I need to do is update the DNS forwarder and everyone will be able to get to the new location.</text:h>
      <text:h text:style-name="Heading_20_3" text:outline-level="3">Fire drill time…. <text:a xlink:type="simple" xlink:href="http://scripting.com/2023/02/02/133127.html" office:name=""><text:span text:style-name="Definition">Dave says</text:span></text:a> Twitter has provided notice that Twitter is cutting off access to their API that his apps use for authentication. Dave is not planning to make any changes to Little Outliner, which I have been using for some time for things like my Now page. I’ve known that I should move these key outline files to Drummer, but haven’t done so, but now I must. So, I’ve downloaded my outline files and I am going to import the key ones in to Drummer. This will be a good demonstration of how I been using DNS to redirect to the public version of these pages.</text:h>
      <text:h text:style-name="Heading_20_3" text:outline-level="3">Note to self: All of your public outlines that you have been editing using Little Outliner are now moved to Drummer and being served via drummer.this.how. Should you need to, you can provision your own server running <text:a xlink:type="simple" xlink:href="https://github.com/scripting/pagePark" office:name=""><text:span text:style-name="Definition">pagePark</text:span></text:a> to server these outlines via your own domain.</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02</dc:title>
    <dc:description/>
    <dc:subject/>
    <meta:keyword/>
    <meta:initial-creator>Frank McPherson</meta:initial-creator>
    <dc:creator>Frank McPherson</dc:creator>
    <meta:creation-date>2024-03-12T19:40:27Z</meta:creation-date>
    <dc:date>2024-03-12T19:40:27Z</dc:date>
    <meta:user-defined meta:name="date" meta:value-type="string">Mon, 03 Apr 2023 13:56:04 GMT</meta:user-defined>
  </office:meta>
</office:document-meta>
</file>